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56pt"/>
    </style:style>
    <style:style style:name="co2" style:family="table-column">
      <style:table-column-properties fo:break-before="auto" style:column-width="132.09pt"/>
    </style:style>
    <style:style style:name="co3" style:family="table-column">
      <style:table-column-properties fo:break-before="auto" style:column-width="44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69pt"/>
    </style:style>
    <style:style style:name="co6" style:family="table-column">
      <style:table-column-properties fo:break-before="auto" style:column-width="74.15pt"/>
    </style:style>
    <style:style style:name="co7" style:family="table-column">
      <style:table-column-properties fo:break-before="auto" style:column-width="7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6" table:default-cell-style-name="ce5"/>
        <table:table-column table:style-name="co4" table:number-columns-repeated="4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 table:number-columns-spanned="11" table:number-rows-spanned="1">
            <text:p>Upgrade Spitfire</text:p>
          </table:table-cell>
          <table:covered-table-cell table:number-columns-repeated="10" table:style-name="ce1"/>
        </table:table-row>
        <table:table-row table:style-name="ro1">
          <table:table-cell table:style-name="ce1" table:number-columns-repeated="12"/>
        </table:table-row>
        <table:table-row table:style-name="ro1">
          <table:table-cell table:style-name="ce2" office:value-type="string" calcext:value-type="string">
            <text:p>Purchase Ord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Product Pag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Extended Cost</text:p>
          </table:table-cell>
          <table:table-cell table:style-name="ce2" office:value-type="string" calcext:value-type="string">
            <text:p>Shipping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ub Total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O # / Vendor <text:s/>URL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7"/>
          <table:table-cell office:value-type="string" calcext:value-type="string">
            <text:p>Amazon prime</text:p>
          </table:table-cell>
        </table:table-row>
        <table:table-row table:style-name="ro2">
          <table:table-cell/>
          <table:table-cell office:value-type="string" calcext:value-type="string">
            <text:p>Western Digital 1TB SS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amazon.com/gp/product/B073SBQMCX/ref=ppx_od_dt_b_asin_title_s00?ie=UTF8&amp;psc=1" xlink:type="simple">URL</text:a></text:p>
          </table:table-cell>
          <table:table-cell office:value-type="currency" office:currency="USD" office:value="114.99" calcext:value-type="currency">
            <text:p>$114.99</text:p>
          </table:table-cell>
          <table:table-cell table:formula="of:=[.C5]*[.F5]" office:value-type="currency" office:currency="USD" office:value="229.98" calcext:value-type="currency">
            <text:p>$229.9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[.G5]" office:value-type="currency" office:currency="USD" office:value="229.98" calcext:value-type="currency">
            <text:p>$229.9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9.66" calcext:value-type="currency">
            <text:p>$19.66</text:p>
          </table:table-cell>
          <table:table-cell office:value-type="currency" office:currency="USD" office:value="-11.5" calcext:value-type="currency">
            <text:p>-$11.50</text:p>
          </table:table-cell>
          <table:table-cell table:formula="of:=SUM([.G7:.J7])" office:value-type="currency" office:currency="USD" office:value="238.14" calcext:value-type="currency">
            <text:p>$238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 # / Vendor <text:s/>URL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7"/>
          <table:table-cell office:value-type="string" calcext:value-type="string">
            <text:p>Amazon prime</text:p>
          </table:table-cell>
        </table:table-row>
        <table:table-row table:style-name="ro2">
          <table:table-cell/>
          <table:table-cell office:value-type="string" calcext:value-type="string">
            <text:p>Dual SSD mounting bra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amazon.com/gp/product/B016498CK0/ref=ppx_od_dt_b_asin_title_s00?ie=UTF8&amp;psc=1" xlink:type="simple">URL</text:a>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C10]*[.F10]" office:value-type="currency" office:currency="USD" office:value="11.98" calcext:value-type="currency">
            <text:p>$11.9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ATA III Cables – 6 p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com/gp/product/B01HR99PGQ/ref=ppx_od_dt_b_asin_title_s00?ie=UTF8&amp;psc=1" xlink:type="simple">URL</text:a></text:p>
          </table:table-cell>
          <table:table-cell office:value-type="currency" office:currency="USD" office:value="7.99" calcext:value-type="currency">
            <text:p>$7.99</text:p>
          </table:table-cell>
          <table:table-cell table:formula="of:=[.C11]*[.F11]" office:value-type="currency" office:currency="USD" office:value="7.99" calcext:value-type="currency">
            <text:p>$7.99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10:.G11])" office:value-type="currency" office:currency="USD" office:value="19.97" calcext:value-type="currency">
            <text:p>$19.97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0" calcext:value-type="currency">
            <text:p>$0.00</text:p>
          </table:table-cell>
          <table:table-cell table:formula="of:=SUM([.G12:.J12])" office:value-type="currency" office:currency="USD" office:value="21.77" calcext:value-type="currency">
            <text:p>$21.7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table:style-name="ce3" office:value-type="string" calcext:value-type="string">
            <text:p>Sub Totals:</text:p>
          </table:table-cell>
          <table:table-cell table:formula="of:=SUM([.C4:.C14])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formula="of:=SUM([.G4:.G13])" office:value-type="currency" office:currency="USD" office:value="499.9" calcext:value-type="currency">
            <text:p>$499.90</text:p>
          </table:table-cell>
          <table:table-cell table:formula="of:=SUM([.H4:.H13])" office:value-type="currency" office:currency="USD" office:value="0" calcext:value-type="currency">
            <text:p>$0.00</text:p>
          </table:table-cell>
          <table:table-cell table:formula="of:=SUM([.I4:.I13])" office:value-type="currency" office:currency="USD" office:value="21.46" calcext:value-type="currency">
            <text:p>$21.46</text:p>
          </table:table-cell>
          <table:table-cell table:formula="of:=SUM([.J4:.J13])" office:value-type="currency" office:currency="USD" office:value="-11.5" calcext:value-type="currency">
            <text:p>-$11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3" office:value-type="string" calcext:value-type="string">
            <text:p>Total:</text:p>
          </table:table-cell>
          <table:table-cell table:formula="of:=SUM([.K4:.K16] )" office:value-type="currency" office:currency="USD" office:value="259.91" calcext:value-type="currency">
            <text:p>$259.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6:21:06.635930944</meta:creation-date>
    <dc:date>2020-04-26T17:46:23.615424301</dc:date>
    <meta:editing-duration>PT1H14M16S</meta:editing-duration>
    <meta:editing-cycles>2</meta:editing-cycles>
    <meta:generator>LibreOffice/5.1.6.2$Linux_X86_64 LibreOffice_project/10m0$Build-2</meta:generator>
    <meta:document-statistic meta:table-count="1" meta:cell-count="53" meta:object-count="0"/>
  </office:meta>
</office:document-meta>
</file>